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0000000C78E41EA8E3A460B4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295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4.8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896cm" style:rel-column-width="1075*"/>
    </style:style>
    <style:style style:name="Таблица4.B" style:family="table-column">
      <style:table-column-properties style:column-width="2.713cm" style:rel-column-width="1538*"/>
    </style:style>
    <style:style style:name="Таблица4.C" style:family="table-column">
      <style:table-column-properties style:column-width="2.999cm" style:rel-column-width="1700*"/>
    </style:style>
    <style:style style:name="Таблица4.D" style:family="table-column">
      <style:table-column-properties style:column-width="4.586cm" style:rel-column-width="2600*"/>
    </style:style>
    <style:style style:name="Таблица4.E" style:family="table-column">
      <style:table-column-properties style:column-width="4.807cm" style:rel-column-width="2725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E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paragraph-rsid="0004b3b8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04b3b8" style:font-name-asian="Calibri" style:font-size-asian="12pt" style:font-weight-asian="bold" style:font-name-complex="Times New Roman2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04b3b8" style:font-name-asian="Calibri" style:font-size-asian="12pt" style:font-weight-asian="bold" style:font-name-complex="Times New Roman2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04b3b8" style:font-name-asian="Calibri" style:font-size-asian="12pt" style:font-name-complex="Times New Roman2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04b3b8" style:font-name-asian="Calibri" style:font-size-asian="12pt" style:font-name-complex="Times New Roman2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04b3b8" style:font-name-asian="Calibri" style:font-size-asian="12pt" style:font-style-asian="italic" style:font-name-complex="Times New Roman2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style:text-underline-style="none" fo:font-weight="bold" officeooo:rsid="000892ed" officeooo:paragraph-rsid="0004b3b8" style:font-name-asian="Calibri" style:font-size-asian="12pt" style:font-weight-asian="bold" style:font-name-complex="Times New Roman2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style:text-underline-style="none" fo:font-weight="bold" officeooo:rsid="00176f29" officeooo:paragraph-rsid="0004b3b8" style:font-name-asian="Calibri" style:font-size-asian="12pt" style:font-weight-asian="bold" style:font-name-complex="Times New Roman2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04b3b8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04b3b8"/>
    </style:style>
    <style:style style:name="P11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04b3b8" style:font-name-asian="Calibri" style:font-size-asian="12pt" style:font-weight-asian="bold" style:font-name-complex="Times New Roman2" style:font-size-complex="12pt"/>
    </style:style>
    <style:style style:name="P12" style:family="paragraph" style:parent-style-name="Text_20_body">
      <style:text-properties officeooo:paragraph-rsid="0004b3b8"/>
    </style:style>
    <style:style style:name="P13" style:family="paragraph" style:parent-style-name="Text_20_body">
      <style:paragraph-properties fo:text-align="center" style:justify-single-word="false" style:writing-mode="lr-tb"/>
      <style:text-properties officeooo:paragraph-rsid="0004b3b8"/>
    </style:style>
    <style:style style:name="P14" style:family="paragraph" style:parent-style-name="Heading_20_1">
      <style:text-properties officeooo:paragraph-rsid="0004b3b8"/>
    </style:style>
    <style:style style:name="P15" style:family="paragraph" style:parent-style-name="Heading_20_1">
      <style:text-properties officeooo:paragraph-rsid="000a9f4b"/>
    </style:style>
    <style:style style:name="P16" style:family="paragraph" style:parent-style-name="Table_20_Contents">
      <style:text-properties officeooo:rsid="000a085c" officeooo:paragraph-rsid="000a085c"/>
    </style:style>
    <style:style style:name="P17" style:family="paragraph" style:parent-style-name="Table_20_Contents">
      <style:paragraph-properties fo:text-align="center" style:justify-single-word="false"/>
      <style:text-properties officeooo:rsid="000a085c" officeooo:paragraph-rsid="000a085c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0a085c" officeooo:paragraph-rsid="000a085c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>
      <style:paragraph-properties fo:text-align="center" style:justify-single-word="false" style:writing-mode="lr-tb"/>
      <style:text-properties style:font-name="Times New Roman" fo:font-size="12pt" officeooo:paragraph-rsid="0004b3b8" style:font-name-asian="Calibri" style:font-size-asian="12pt" style:font-name-complex="Times New Roman2" style:font-size-complex="12pt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text-properties fo:language="en" fo:country="US" officeooo:rsid="000922c6" officeooo:paragraph-rsid="000922c6"/>
    </style:style>
    <style:style style:name="P23" style:family="paragraph" style:parent-style-name="Text_20_body" style:list-style-name="L2">
      <style:text-properties fo:language="en" fo:country="US" officeooo:rsid="0009443d" officeooo:paragraph-rsid="0009443d"/>
    </style:style>
    <style:style style:name="P24" style:family="paragraph" style:parent-style-name="Text_20_body" style:list-style-name="L2">
      <style:text-properties fo:language="ru" fo:country="RU" officeooo:rsid="000922c6" officeooo:paragraph-rsid="000922c6"/>
    </style:style>
    <style:style style:name="P25" style:family="paragraph" style:parent-style-name="Text_20_body" style:list-style-name="L2">
      <style:text-properties fo:language="ru" fo:country="RU" officeooo:rsid="0009443d" officeooo:paragraph-rsid="0009443d"/>
    </style:style>
    <style:style style:name="P26" style:family="paragraph" style:parent-style-name="Text_20_body" style:list-style-name="L2">
      <style:text-properties style:text-position="0% 100%" fo:language="ru" fo:country="RU" officeooo:rsid="0009443d" officeooo:paragraph-rsid="0009443d"/>
    </style:style>
    <style:style style:name="P27" style:family="paragraph" style:parent-style-name="Text_20_body">
      <style:text-properties officeooo:rsid="000a085c" officeooo:paragraph-rsid="000a085c"/>
    </style:style>
    <style:style style:name="P28" style:family="paragraph" style:parent-style-name="Text_20_body">
      <style:paragraph-properties fo:line-height="150%"/>
    </style:style>
    <style:style style:name="P29" style:family="paragraph" style:parent-style-name="Text_20_body" style:list-style-name="L1">
      <style:paragraph-properties fo:line-height="150%"/>
    </style:style>
    <style:style style:name="T1" style:family="text">
      <style:text-properties style:font-name="Times New Roman" fo:font-size="12pt" style:font-name-asian="Calibri" style:font-size-asian="12pt" style:font-name-complex="Times New Roman2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2" style:font-size-complex="12pt" style:font-style-complex="italic"/>
    </style:style>
    <style:style style:name="T3" style:family="text">
      <style:text-properties style:font-name="Times New Roman" fo:font-size="12pt" fo:language="en" fo:country="US" style:font-name-asian="Calibri" style:font-size-asian="12pt" style:font-name-complex="Times New Roman2" style:font-size-complex="12pt"/>
    </style:style>
    <style:style style:name="T4" style:family="text">
      <style:text-properties style:font-name="Times New Roman" fo:font-size="12pt" fo:language="en" fo:country="US" officeooo:rsid="000922c6" style:font-name-asian="Calibri" style:font-size-asian="12pt" style:font-name-complex="Times New Roman2" style:font-size-complex="12pt"/>
    </style:style>
    <style:style style:name="T5" style:family="text">
      <style:text-properties style:font-name="Times New Roman" fo:font-size="12pt" fo:language="en" fo:country="US" style:text-underline-style="solid" style:text-underline-width="auto" style:text-underline-color="font-color" fo:font-weight="normal" officeooo:rsid="0004b3b8" style:font-name-asian="Calibri" style:font-size-asian="12pt" style:font-weight-asian="normal" style:font-name-complex="Times New Roman2" style:font-size-complex="12pt" style:font-weight-complex="normal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2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2" style:font-size-complex="12pt" style:font-style-complex="italic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bold" style:font-name-asian="Calibri" style:font-size-asian="12pt" style:font-weight-asian="bold" style:font-name-complex="Times New Roman2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2" style:font-size-complex="12pt" style:font-weight-complex="normal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normal" officeooo:rsid="00176f29" style:font-name-asian="Calibri" style:font-size-asian="12pt" style:font-weight-asian="normal" style:font-name-complex="Times New Roman2" style:font-size-complex="12pt" style:font-weight-complex="normal"/>
    </style:style>
    <style:style style:name="T11" style:family="text">
      <style:text-properties style:font-name="Times New Roman" fo:font-size="12pt" style:text-underline-style="solid" style:text-underline-width="auto" style:text-underline-color="font-color" fo:font-weight="normal" officeooo:rsid="000892ed" style:font-name-asian="Calibri" style:font-size-asian="12pt" style:font-weight-asian="normal" style:font-name-complex="Times New Roman2" style:font-size-complex="12pt" style:font-weight-complex="normal"/>
    </style:style>
    <style:style style:name="T12" style:family="text">
      <style:text-properties style:font-name="Times New Roman" fo:font-size="12pt" fo:font-weight="bold" style:font-name-asian="Calibri" style:font-size-asian="12pt" style:font-weight-asian="bold" style:font-name-complex="Times New Roman2" style:font-size-complex="12pt"/>
    </style:style>
    <style:style style:name="T13" style:family="text">
      <style:text-properties style:font-name="Times New Roman" fo:font-size="12pt" fo:font-weight="bold" officeooo:rsid="00176f29" style:font-name-asian="Calibri" style:font-size-asian="12pt" style:font-weight-asian="bold" style:font-name-complex="Times New Roman2" style:font-size-complex="12pt"/>
    </style:style>
    <style:style style:name="T14" style:family="text">
      <style:text-properties style:font-name="Times New Roman" fo:font-size="12pt" fo:language="ru" fo:country="RU" style:text-underline-style="solid" style:text-underline-width="auto" style:text-underline-color="font-color" fo:font-weight="normal" officeooo:rsid="00335118" style:font-name-asian="Calibri" style:font-size-asian="12pt" style:font-weight-asian="normal" style:font-name-complex="Times New Roman2" style:font-size-complex="12pt" style:font-weight-complex="normal"/>
    </style:style>
    <style:style style:name="T15" style:family="text">
      <style:text-properties style:font-name="Times New Roman" fo:font-size="12pt" fo:language="ru" fo:country="RU" style:text-underline-style="solid" style:text-underline-width="auto" style:text-underline-color="font-color" fo:font-weight="normal" officeooo:rsid="00176f29" style:font-name-asian="Calibri" style:font-size-asian="12pt" style:font-weight-asian="normal" style:font-name-complex="Times New Roman2" style:font-size-complex="12pt" style:font-weight-complex="normal"/>
    </style:style>
    <style:style style:name="T16" style:family="text">
      <style:text-properties style:font-name="Times New Roman" fo:font-size="12pt" fo:language="ru" fo:country="RU" fo:font-weight="bold" officeooo:rsid="0004b3b8" style:font-name-asian="Calibri" style:font-size-asian="12pt" style:font-weight-asian="bold" style:font-name-complex="Times New Roman2" style:font-size-complex="12pt"/>
    </style:style>
    <style:style style:name="T17" style:family="text">
      <style:text-properties style:font-name="Times New Roman" fo:font-size="12pt" fo:language="ru" fo:country="RU" style:font-name-asian="Calibri" style:font-size-asian="12pt" style:font-name-complex="Times New Roman2" style:font-size-complex="12pt"/>
    </style:style>
    <style:style style:name="T18" style:family="text">
      <style:text-properties style:font-name="Times New Roman" fo:font-size="12pt" fo:language="ru" fo:country="RU" officeooo:rsid="0004b3b8" style:font-name-asian="Calibri" style:font-size-asian="12pt" style:font-name-complex="Times New Roman2" style:font-size-complex="12pt"/>
    </style:style>
    <style:style style:name="T19" style:family="text">
      <style:text-properties style:font-name="Times New Roman" fo:font-size="12pt" fo:language="ru" fo:country="RU" officeooo:rsid="000922c6" style:font-name-asian="Calibri" style:font-size-asian="12pt" style:font-name-complex="Times New Roman2" style:font-size-complex="12pt"/>
    </style:style>
    <style:style style:name="T20" style:family="text">
      <style:text-properties style:font-name="Times New Roman" style:font-name-asian="Calibri" style:font-name-complex="Times New Roman2"/>
    </style:style>
    <style:style style:name="T21" style:family="text">
      <style:text-properties style:font-name="Times New Roman" officeooo:rsid="0004db0d" style:font-name-asian="Calibri" style:font-name-complex="Times New Roman2"/>
    </style:style>
    <style:style style:name="T22" style:family="text">
      <style:text-properties style:font-name="Times New Roman" officeooo:rsid="0006a843" style:font-name-asian="Calibri" style:font-name-complex="Times New Roman2"/>
    </style:style>
    <style:style style:name="T23" style:family="text">
      <style:text-properties style:font-name="Times New Roman" officeooo:rsid="00086725" style:font-name-asian="Calibri" style:font-name-complex="Times New Roman2"/>
    </style:style>
    <style:style style:name="T24" style:family="text">
      <style:text-properties style:font-name="Times New Roman" fo:language="en" fo:country="US" style:font-name-asian="Calibri" style:font-name-complex="Times New Roman2"/>
    </style:style>
    <style:style style:name="T25" style:family="text">
      <style:text-properties style:font-name="Times New Roman" fo:language="en" fo:country="US" officeooo:rsid="0004db0d" style:font-name-asian="Calibri" style:font-name-complex="Times New Roman2"/>
    </style:style>
    <style:style style:name="T26" style:family="text">
      <style:text-properties style:font-name="Times New Roman" fo:language="en" fo:country="US" officeooo:rsid="00086725" style:font-name-asian="Calibri" style:font-name-complex="Times New Roman2"/>
    </style:style>
    <style:style style:name="T27" style:family="text">
      <style:text-properties style:font-name="Times New Roman" fo:language="en" fo:country="US" officeooo:rsid="000922c6" style:font-name-asian="Calibri" style:font-name-complex="Times New Roman2"/>
    </style:style>
    <style:style style:name="T28" style:family="text">
      <style:text-properties style:font-name="Times New Roman" fo:language="ru" fo:country="RU" style:font-name-asian="Calibri" style:font-name-complex="Times New Roman2"/>
    </style:style>
    <style:style style:name="T29" style:family="text">
      <style:text-properties style:font-name="Times New Roman" fo:language="ru" fo:country="RU" officeooo:rsid="0004db0d" style:font-name-asian="Calibri" style:font-name-complex="Times New Roman2"/>
    </style:style>
    <style:style style:name="T30" style:family="text">
      <style:text-properties style:font-name="Times New Roman" fo:language="ru" fo:country="RU" officeooo:rsid="000922c6" style:font-name-asian="Calibri" style:font-name-complex="Times New Roman2"/>
    </style:style>
    <style:style style:name="T31" style:family="text">
      <style:text-properties officeooo:rsid="00176f29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0a085c"/>
    </style:style>
    <style:style style:name="T34" style:family="text">
      <style:text-properties fo:language="en" fo:country="US" style:font-name-asian="Calibri" style:font-name-complex="Times New Roman2"/>
    </style:style>
    <style:style style:name="T35" style:family="text">
      <style:text-properties fo:language="en" fo:country="US" officeooo:rsid="00086725" style:font-name-asian="Calibri" style:font-name-complex="Times New Roman2"/>
    </style:style>
    <style:style style:name="T36" style:family="text">
      <style:text-properties fo:language="en" fo:country="US" officeooo:rsid="000922c6" style:font-name-asian="Calibri" style:font-name-complex="Times New Roman2"/>
    </style:style>
    <style:style style:name="T37" style:family="text">
      <style:text-properties officeooo:rsid="0004b3b8"/>
    </style:style>
    <style:style style:name="T38" style:family="text">
      <style:text-properties fo:language="ru" fo:country="RU"/>
    </style:style>
    <style:style style:name="T39" style:family="text">
      <style:text-properties fo:language="ru" fo:country="RU" style:font-name-asian="Calibri" style:font-name-complex="Times New Roman2"/>
    </style:style>
    <style:style style:name="T40" style:family="text">
      <style:text-properties fo:language="ru" fo:country="RU" officeooo:rsid="000922c6" style:font-name-asian="Calibri" style:font-name-complex="Times New Roman2"/>
    </style:style>
    <style:style style:name="T41" style:family="text">
      <style:text-properties style:font-name="Times New Roman1" fo:language="ru" fo:country="RU" style:font-name-asian="Calibri" style:font-name-complex="Times New Roman2"/>
    </style:style>
    <style:style style:name="T42" style:family="text">
      <style:text-properties style:font-name="Times New Roman1" fo:language="ru" fo:country="RU" officeooo:rsid="0004db0d" style:font-name-asian="Calibri" style:font-name-complex="Times New Roman2"/>
    </style:style>
    <style:style style:name="T43" style:family="text">
      <style:text-properties style:font-name="Times New Roman1" fo:font-size="12pt" fo:language="ru" fo:country="RU" style:font-name-asian="Calibri" style:font-size-asian="12pt" style:font-name-complex="Times New Roman2" style:font-size-complex="12pt"/>
    </style:style>
    <style:style style:name="T44" style:family="text">
      <style:text-properties style:font-name="Times New Roman1" fo:font-size="12pt" fo:language="en" fo:country="US" style:font-name-asian="Calibri" style:font-size-asian="12pt" style:font-name-complex="Times New Roman2" style:font-size-complex="12pt"/>
    </style:style>
    <style:style style:name="T45" style:family="text">
      <style:text-properties style:font-name="Times New Roman1" fo:font-size="12pt" style:font-name-asian="Calibri" style:font-size-asian="12pt" style:font-name-complex="Times New Roman2" style:font-size-complex="12pt"/>
    </style:style>
    <style:style style:name="T46" style:family="text">
      <style:text-properties style:font-name="Times New Roman1" fo:language="en" fo:country="US" style:font-name-asian="Calibri" style:font-name-complex="Times New Roman2"/>
    </style:style>
    <style:style style:name="T47" style:family="text">
      <style:text-properties style:font-name="Times New Roman1" style:font-name-asian="Calibri" style:font-name-complex="Times New Roman2"/>
    </style:style>
    <style:style style:name="T48" style:family="text">
      <style:text-properties style:text-position="sub 58%"/>
    </style:style>
    <style:style style:name="T49" style:family="text">
      <style:text-properties style:text-position="sub 58%" style:font-name="Times New Roman" fo:font-size="12pt" fo:language="en" fo:country="US" style:font-name-asian="Calibri" style:font-size-asian="12pt" style:font-name-complex="Times New Roman2" style:font-size-complex="12pt"/>
    </style:style>
    <style:style style:name="T50" style:family="text">
      <style:text-properties style:text-position="sub 58%" style:font-name="Times New Roman" fo:language="en" fo:country="US" style:font-name-asian="Calibri" style:font-name-complex="Times New Roman2"/>
    </style:style>
    <style:style style:name="T51" style:family="text">
      <style:text-properties style:text-position="sub 58%" fo:language="en" fo:country="US" style:font-name-asian="Calibri" style:font-name-complex="Times New Roman2"/>
    </style:style>
    <style:style style:name="T52" style:family="text">
      <style:text-properties style:text-position="0% 100%"/>
    </style:style>
    <style:style style:name="T53" style:family="text">
      <style:text-properties fo:color="#0e00ff" style:font-name="Courier New" fo:font-size="10pt" style:font-size-asian="10pt"/>
    </style:style>
    <style:style style:name="T54" style:family="text">
      <style:text-properties fo:color="#000000" style:font-name="Courier New" fo:font-size="10pt" style:font-size-asian="10pt"/>
    </style:style>
    <style:style style:name="T55" style:family="text">
      <style:text-properties fo:color="#aa04f9" style:font-name="Courier New" fo:font-size="10pt" style:font-size-asian="10pt"/>
    </style:style>
    <style:style style:name="T56" style:family="text">
      <style:text-properties style:font-name="Times New Roman1"/>
    </style:style>
    <style:style style:name="T57" style:family="text">
      <style:text-properties style:text-position="super 58%"/>
    </style:style>
    <style:style style:name="T58" style:family="text">
      <style:text-properties style:font-name-asian="Calibri" style:font-name-complex="Times New Roman2"/>
    </style:style>
    <style:style style:name="T59" style:family="text">
      <style:text-properties officeooo:rsid="00086725" style:font-name-asian="Calibri" style:font-name-complex="Times New Roman2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11">«Московский государственный технический университет</text:p>
            <text:p text:style-name="P11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9"><text:span text:style-name="T1">ФАКУЛЬТЕТ </text:span><text:span text:style-name="T6"><text:s/>«Информатика и системы управления»</text:span><text:span text:style-name="T1">_________________________________</text:span></text:p>
      <text:p text:style-name="P4"/>
      <text:p text:style-name="P9"><text:span text:style-name="T1">КАФЕДРА </text:span><text:span text:style-name="T6"><text:s/></text:span><text:span text:style-name="T7">«Программное обеспечение ЭВМ и информационные технологии»</text:span><text:span text:style-name="T2">___________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10"><text:span text:style-name="T12">Лабораторная работа № </text:span><text:span text:style-name="T8">1</text:span></text:p>
      <text:p text:style-name="P7">по курсу «<text:span text:style-name="T31">Методы вычислений</text:span>»</text:p>
      <text:p text:style-name="P8">Вариант 1<text:span text:style-name="T37">1</text:span></text:p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><text:span text:style-name="T13">Тема «</text:span><text:span text:style-name="T16">Метод поразрядного поиска</text:span><text:span text:style-name="T13">»</text:span></text:p>
            <text:p text:style-name="P2"/>
            <text:p text:style-name="P9"><text:span text:style-name="T12">Студент </text:span><text:span text:style-name="T9">Сушина А.Д.</text:span></text:p>
            <text:p text:style-name="P2"/>
            <text:p text:style-name="P9"><text:span text:style-name="T12">Группа <text:s/></text:span><text:span text:style-name="T9">ИУ7-</text:span><text:span text:style-name="T5">22</text:span><text:span text:style-name="T14">м</text:span></text:p>
            <text:p text:style-name="P2"/>
            <text:p text:style-name="P2">Оценка (баллы) _______________</text:p>
            <text:p text:style-name="P2"/>
            <text:p text:style-name="P1"><text:span text:style-name="T12">Преподаватель</text:span><text:span text:style-name="T9"> </text:span><text:span text:style-name="T10">Власов </text:span><text:span text:style-name="T15">П.А</text:span><text:span text:style-name="T11">,</text:span></text:p>
          </table:table-cell>
          <table:table-cell table:style-name="Таблица2.A1" office:value-type="string"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5">Москва. <text:s/></text:p>
      <text:p text:style-name="P13"><text:span text:style-name="T1">202</text:span><text:span text:style-name="T18">2</text:span><text:span text:style-name="T1"> г</text:span></text:p>
      <text:p text:style-name="P20"/>
      <text:p text:style-name="P12"><text:soft-page-break/>Цель работы: : изучение метода поразрядного поиска для решения задачи одномерной минимизации.</text:p>
      <text:h text:style-name="P14" text:outline-level="1">Постановка задачи</text:h>
      <text:p text:style-name="Text_20_body"><text:span text:style-name="T21">Решается задача поиска локального минимума функции</text:span><text:span text:style-name="T25"> f(x)</text:span><text:span text:style-name="T29"> на отрезке</text:span><text:span text:style-name="T25"> [a,b]</text:span><text:span text:style-name="T29"> с заданной точностью </text:span><text:span text:style-name="T42">ε</text:span><text:span text:style-name="T25">:</text:span></text:p>
      <text:p text:style-name="Text_20_body"><text:span text:style-name="T25"><draw:frame draw:style-name="fr2" draw:name="Объект1" text:anchor-type="as-char" svg:y="-0.626cm" svg:width="2.545cm" svg:height="1.111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8"><text:s/></text:span></text:p>
      <text:p text:style-name="Text_20_body"><text:span text:style-name="T20">Вариант 11. </text:span><text:span text:style-name="T22">Входные данные:</text:span></text:p>
      <text:p text:style-name="Text_20_body"><draw:frame draw:style-name="fr2" draw:name="Объект2" text:anchor-type="as-char" svg:y="-0.681cm" svg:width="7.535cm" svg:height="1.11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pan text:style-name="T20">на отрезке </text:span><text:span text:style-name="T24">[0, 1]. </text:span></text:p>
      <text:h text:style-name="Heading_20_1" text:outline-level="1">Метод поразрядного поиска</text:h>
      <text:p text:style-name="P28"><text:span text:style-name="T58">Метод поразрядного поиска являестя усовершенствованием метода перебора с целью уменьшения количества значений целевой функции </text:span><text:span text:style-name="T34">f(x), </text:span><text:span text:style-name="T58">которое необходимо найти для достижения заданной точности. Предполагается, что </text:span><text:span text:style-name="T34">f(x) </text:span><text:span text:style-name="T58">унимодальна. </text:span></text:p>
      <text:p text:style-name="P28">При этом: </text:p>
      <text:list xml:id="list1128456846" text:style-name="L1">
        <text:list-item>
          <text:p text:style-name="P29"><text:span text:style-name="T59">Так как</text:span><text:span text:style-name="T35"> f</text:span><text:span text:style-name="T59"> унимодальна, из</text:span><text:span text:style-name="T58"> </text:span><text:span text:style-name="T58"><draw:frame draw:style-name="fr2" draw:name="Объект3" text:anchor-type="as-char" svg:y="-0.386cm" svg:width="2.556cm" svg:height="0.54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59">следует, что </text:span><text:span text:style-name="T58"><text:s/></text:span><text:span text:style-name="T58"><draw:frame draw:style-name="fr2" draw:name="Объект4" text:anchor-type="as-char" svg:y="-0.377cm" svg:width="2.16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29">Целесообразно сначала найти приближенное решение, а затем уточнить его, используя более точный шаг. </text:p>
        </text:list-item>
      </text:list>
      <text:p text:style-name="P28"><text:span text:style-name="T39">Пусть ε — требуемая точность нахождения </text:span><text:span text:style-name="T34">x* </text:span><text:span text:style-name="T39">(глобальный минимум). При реализации, обычно, сперва фиксируют Δ</text:span><text:span text:style-name="T34">&gt;ε, </text:span><text:span text:style-name="T39">вычисляют </text:span><text:span text:style-name="T34">f</text:span><text:span text:style-name="T51">i </text:span><text:span text:style-name="T34">= f(x</text:span><text:span text:style-name="T51">i</text:span><text:span text:style-name="T34">), x</text:span><text:span text:style-name="T51">i</text:span><text:span text:style-name="T34">=a+iΔ, </text:span><text:span text:style-name="T39">до тех пор пока </text:span><text:span text:style-name="T36">н</text:span><text:span text:style-name="T40">е будет выполнено</text:span><text:span text:style-name="T34"> </text:span><text:span text:style-name="T39">условие </text:span><text:span text:style-name="T34"><draw:frame draw:style-name="fr2" draw:name="Объект5" text:anchor-type="as-char" svg:y="-0.377cm" svg:width="1.411cm" svg:height="0.53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4">.</text:span></text:p>
      <text:p text:style-name="P28">При выполнении этого условия шаг Δ уменьшается и процесс поиска запускается в обратную сторону. </text:p>
      <text:p text:style-name="P28"/>
      <text:h text:style-name="Heading_20_1" text:outline-level="1"><text:soft-page-break/>Алгоритм для реализации метода поразрядного поиска</text:h>
      <text:list xml:id="list3469406212" text:style-name="L2">
        <text:list-item>
          <text:p text:style-name="P21"><draw:frame draw:style-name="fr2" draw:name="Объект6" text:anchor-type="as-char" svg:y="-0.619cm" svg:width="4.577cm" svg:height="0.998cm" draw:z-index="6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21"><draw:frame draw:style-name="fr2" draw:name="Объект7" text:anchor-type="as-char" svg:y="-0.386cm" svg:width="3.667cm" svg:height="0.54cm" draw:z-index="7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22">Ec<text:span text:style-name="T38">ли </text:span><text:span text:style-name="T38"><draw:frame draw:style-name="fr2" draw:name="Объект8" text:anchor-type="as-char" svg:y="-0.377cm" svg:width="1.318cm" svg:height="0.531cm" draw:z-index="8"><draw:object xlink:href="./Object 8" xlink:type="simple" xlink:show="embed" xlink:actuate="onLoad"/><draw:image xlink:href="./ObjectReplacements/Object 8" xlink:type="simple" xlink:show="embed" xlink:actuate="onLoad"/></draw:frame></text:span></text:p>
          <text:list>
            <text:list-item>
              <text:p text:style-name="P22"><draw:frame draw:style-name="fr2" draw:name="Объект9" text:anchor-type="as-char" svg:y="-0.377cm" svg:width="2.521cm" svg:height="0.531cm" draw:z-index="9"><draw:object xlink:href="./Object 9" xlink:type="simple" xlink:show="embed" xlink:actuate="onLoad"/><draw:image xlink:href="./ObjectReplacements/Object 9" xlink:type="simple" xlink:show="embed" xlink:actuate="onLoad"/></draw:frame></text:p>
            </text:list-item>
            <text:list-item>
              <text:p text:style-name="P24">Если <draw:frame draw:style-name="fr2" draw:name="Объект10" text:anchor-type="as-char" svg:y="-0.377cm" svg:width="1.827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p>
              <text:list>
                <text:list-item>
                  <text:p text:style-name="P24">Вернуться на шаг 2</text:p>
                </text:list-item>
              </text:list>
            </text:list-item>
            <text:list-item>
              <text:p text:style-name="P24">Иначе </text:p>
              <text:list>
                <text:list-item>
                  <text:p text:style-name="P24">Если <draw:frame draw:style-name="fr2" draw:name="Объект11" text:anchor-type="as-char" svg:y="-0.305cm" svg:width="1.236cm" svg:height="0.332cm" draw:z-index="11"><draw:object xlink:href="./Object 11" xlink:type="simple" xlink:show="embed" xlink:actuate="onLoad"/><draw:image xlink:href="./ObjectReplacements/Object 11" xlink:type="simple" xlink:show="embed" xlink:actuate="onLoad"/></draw:frame></text:p>
                  <text:list>
                    <text:list-item>
                      <text:p text:style-name="P23">x* = x<text:span text:style-name="T48">0</text:span><text:span text:style-name="T52"> ; f* =f</text:span><text:span text:style-name="T48">0</text:span></text:p>
                    </text:list-item>
                    <text:list-item>
                      <text:p text:style-name="P26">Конец</text:p>
                    </text:list-item>
                  </text:list>
                </text:list-item>
                <text:list-item>
                  <text:p text:style-name="P25">Иначе</text:p>
                  <text:list>
                    <text:list-item>
                      <text:p text:style-name="P25"><draw:frame draw:style-name="fr2" draw:name="Объект12" text:anchor-type="as-char" svg:y="-0.377cm" svg:width="1.857cm" svg:height="0.467cm" draw:z-index="12"><draw:object xlink:href="./Object 12" xlink:type="simple" xlink:show="embed" xlink:actuate="onLoad"/><draw:image xlink:href="./ObjectReplacements/Object 12" xlink:type="simple" xlink:show="embed" xlink:actuate="onLoad"/></draw:frame></text:p>
                    </text:list-item>
                    <text:list-item>
                      <text:p text:style-name="P25">Вернуться на шаг 2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Иначе</text:p>
          <text:list>
            <text:list-item>
              <text:p text:style-name="P25">Перейти на шаг <text:span text:style-name="T32">3.3.1</text:span></text:p>
            </text:list-item>
          </text:list>
        </text:list-item>
      </text:list>
      <text:h text:style-name="P15" text:outline-level="1">Код программы</text:h>
      <text:p text:style-name="P27"><text:span text:style-name="T38">Код программы представлен на листинге 1. 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Standard"><text:span text:style-name="T53">function</text:span><text:span text:style-name="T54"> lab1()</text:span></text:p>
            <text:p text:style-name="Standard"><text:span text:style-name="T54"><text:s text:c="4"/></text:span><text:span text:style-name="T53">global</text:span><text:span text:style-name="T54"> calls;</text:span></text:p>
            <text:p text:style-name="Standard"><text:span text:style-name="T54"><text:s text:c="4"/>calls = 0;</text:span></text:p>
            <text:p text:style-name="Standard"><text:span text:style-name="T54"><text:s text:c="4"/>a = 0;</text:span></text:p>
            <text:p text:style-name="Standard"><text:span text:style-name="T54"><text:s text:c="4"/>b = 1;</text:span></text:p>
            <text:p text:style-name="Standard"><text:span text:style-name="T54"><text:s text:c="4"/>eps = power(10, -15);</text:span></text:p>
            <text:p text:style-name="Standard"><text:span text:style-name="T54"><text:s text:c="4"/>delta = (b-a)/ 4;</text:span></text:p>
            <text:p text:style-name="Standard"><text:span text:style-name="T54"><text:s text:c="4"/>x0 = a;</text:span></text:p>
            <text:p text:style-name="Standard"><text:span text:style-name="T54"><text:s text:c="4"/>f0 = f(x0);</text:span></text:p>
            <text:p text:style-name="Standard"><text:span text:style-name="T54"><text:s text:c="4"/>N = 0;</text:span></text:p>
            <text:p text:style-name="Standard"><text:span text:style-name="T54"><text:s text:c="8"/></text:span></text:p>
            <text:p text:style-name="Standard"><text:span text:style-name="T54"><text:s text:c="4"/></text:span><text:span text:style-name="T53">while</text:span><text:span text:style-name="T54"> 1</text:span></text:p>
            <text:p text:style-name="Standard"><text:span text:style-name="T54"><text:s text:c="8"/>x1 = x0 + delta;</text:span></text:p>
            <text:p text:style-name="Standard"><text:span text:style-name="T54"><text:s text:c="8"/>f1= f(x1);</text:span></text:p>
            <text:p text:style-name="Standard"><text:span text:style-name="T54"><text:s text:c="8"/>N = N+1;</text:span></text:p>
            <text:p text:style-name="Standard"><text:span text:style-name="T54"><text:s text:c="8"/>fprintf(</text:span><text:span text:style-name="T55">'#%d - x: %20.15f, f(x): %20.15f\n'</text:span><text:span text:style-name="T54">, N, x1, f1);</text:span></text:p>
            <text:p text:style-name="Standard"><text:span text:style-name="T54"><text:s text:c="8"/></text:span><text:span text:style-name="T53">if</text:span><text:span text:style-name="T54"> (f0 &gt; f1) </text:span></text:p>
            <text:p text:style-name="Standard"><text:span text:style-name="T54"><text:s text:c="11"/>x0 = x1;</text:span></text:p>
            <text:p text:style-name="Standard"><text:span text:style-name="T54"><text:s text:c="11"/>f0 = f1;</text:span></text:p>
            <text:p text:style-name="Standard"><text:span text:style-name="T54"><text:s text:c="11"/></text:span><text:span text:style-name="T53">if</text:span><text:span text:style-name="T54"> (x0 &gt; a &amp;&amp; x0 &lt; b)</text:span></text:p>
            <text:p text:style-name="Standard"><text:span text:style-name="T54"><text:s text:c="16"/></text:span><text:span text:style-name="T53">continue</text:span><text:span text:style-name="T54">;</text:span></text:p>
            <text:p text:style-name="Standard"><text:soft-page-break/><text:span text:style-name="T54"><text:s text:c="11"/></text:span><text:span text:style-name="T53">end</text:span></text:p>
            <text:p text:style-name="Standard"><text:span text:style-name="T54"><text:s text:c="8"/></text:span><text:span text:style-name="T53">end</text:span></text:p>
            <text:p text:style-name="Standard"><text:span text:style-name="T54"><text:s text:c="8"/></text:span></text:p>
            <text:p text:style-name="Standard"><text:span text:style-name="T54"><text:s text:c="8"/></text:span><text:span text:style-name="T53">if</text:span><text:span text:style-name="T54"> (abs(delta) &lt;= eps) </text:span></text:p>
            <text:p text:style-name="Standard"><text:span text:style-name="T54"><text:s text:c="12"/></text:span><text:span text:style-name="T53">break</text:span></text:p>
            <text:p text:style-name="Standard"><text:span text:style-name="T54"><text:s text:c="8"/></text:span><text:span text:style-name="T53">else</text:span><text:span text:style-name="T54"> </text:span></text:p>
            <text:p text:style-name="Standard"><text:span text:style-name="T54"><text:s text:c="12"/>x0=x1; </text:span></text:p>
            <text:p text:style-name="Standard"><text:span text:style-name="T54"><text:s text:c="12"/>f0=f1;</text:span></text:p>
            <text:p text:style-name="Standard"><text:span text:style-name="T54"><text:s text:c="12"/>delta = - delta / 4;</text:span></text:p>
            <text:p text:style-name="Standard"><text:span text:style-name="T54"><text:s text:c="8"/></text:span><text:span text:style-name="T53">end</text:span></text:p>
            <text:p text:style-name="Standard"><text:span text:style-name="T54"><text:s text:c="4"/></text:span><text:span text:style-name="T53">end</text:span></text:p>
            <text:p text:style-name="Standard"><text:span text:style-name="T54"><text:s/></text:span></text:p>
            <text:p text:style-name="Standard"><text:span text:style-name="T54"><text:s text:c="4"/>xres = x0;</text:span></text:p>
            <text:p text:style-name="Standard"><text:span text:style-name="T54"><text:s text:c="4"/>fres = f0;</text:span></text:p>
            <text:p text:style-name="Standard"><text:span text:style-name="T54"><text:s text:c="4"/></text:span></text:p>
            <text:p text:style-name="Standard"><text:span text:style-name="T54"><text:s text:c="4"/>print_result(a, b , eps, xres, fres);</text:span></text:p>
            <text:p text:style-name="Standard"><text:span text:style-name="T54"><text:s/></text:span></text:p>
            <text:p text:style-name="Standard"><text:span text:style-name="T54"><text:s text:c="4"/>x = a: 1e-2: b;</text:span></text:p>
            <text:p text:style-name="Standard"><text:span text:style-name="T54"><text:s text:c="4"/>fx = f(x);</text:span></text:p>
            <text:p text:style-name="Standard"><text:span text:style-name="T54"><text:s text:c="4"/>plot(x, fx);</text:span></text:p>
            <text:p text:style-name="Standard"><text:span text:style-name="T53">end</text:span></text:p>
            <text:p text:style-name="Standard"><text:span text:style-name="T53"><text:s/></text:span></text:p>
            <text:p text:style-name="Standard"><text:span text:style-name="T53">function</text:span><text:span text:style-name="T54"> y = f(x)</text:span></text:p>
            <text:p text:style-name="Standard"><text:span text:style-name="T54"><text:s text:c="3"/></text:span><text:span text:style-name="T53">global</text:span><text:span text:style-name="T54"> calls;</text:span></text:p>
            <text:p text:style-name="Standard"><text:span text:style-name="T54"><text:s text:c="4"/>y = tan( (2*power(x, 4)- 5*x + 6) ./ 8) + atan((7*power(x, 2) - 11*x + 1 - sqrt(2))./ (-7*power(x, 2) + 11*x + sqrt(2)));</text:span></text:p>
            <text:p text:style-name="Standard"><text:span text:style-name="T54"><text:s text:c="4"/>calls = calls+1;</text:span></text:p>
            <text:p text:style-name="Standard"><text:span text:style-name="T53">end</text:span></text:p>
            <text:p text:style-name="Standard"><text:span text:style-name="T53"><text:s/></text:span></text:p>
            <text:p text:style-name="Standard"><text:span text:style-name="T53">function</text:span><text:span text:style-name="T54"> print_result(a, b, eps, x, fres)</text:span></text:p>
            <text:p text:style-name="Standard"><text:span text:style-name="T54"><text:s text:c="4"/></text:span><text:span text:style-name="T53">global</text:span><text:span text:style-name="T54"> calls;</text:span></text:p>
            <text:p text:style-name="Standard"><text:span text:style-name="T54"><text:s text:c="4"/>fprintf(</text:span><text:span text:style-name="T55">'[%d, %d]; eps=%20.15f; x = %20.15f ; f(x): %20.15f\n'</text:span><text:span text:style-name="T54">, a, b, eps, x, fres);</text:span></text:p>
            <text:p text:style-name="Standard"><text:span text:style-name="T54"><text:s text:c="4"/>fprintf(</text:span><text:span text:style-name="T55">'Calls count: %d\n'</text:span><text:span text:style-name="T54">, calls);</text:span></text:p>
            <text:p text:style-name="Standard"><text:span text:style-name="T53">end</text:span></text:p>
          </table:table-cell>
        </table:table-row>
      </table:table>
      <text:h text:style-name="Heading_20_1" text:outline-level="1">Результаты расчетов для индивидуального задания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16">№</text:p>
          </table:table-cell>
          <table:table-cell table:style-name="Таблица4.A1" office:value-type="string">
            <text:p text:style-name="P17"><text:span text:style-name="T56">ε</text:span></text:p>
          </table:table-cell>
          <table:table-cell table:style-name="Таблица4.A1" office:value-type="string">
            <text:p text:style-name="P18">N</text:p>
          </table:table-cell>
          <table:table-cell table:style-name="Таблица4.A1" office:value-type="string">
            <text:p text:style-name="P18">x*</text:p>
          </table:table-cell>
          <table:table-cell table:style-name="Таблица4.E1" office:value-type="string">
            <text:p text:style-name="P18">f(x*)</text:p>
          </table:table-cell>
        </table:table-row>
        <table:table-row>
          <table:table-cell table:style-name="Таблица4.A2" office:value-type="string">
            <text:p text:style-name="P16">1</text:p>
          </table:table-cell>
          <table:table-cell table:style-name="Таблица4.A2" office:value-type="string">
            <text:p text:style-name="P18">10<text:span text:style-name="T57">-2</text:span></text:p>
          </table:table-cell>
          <table:table-cell table:style-name="Таблица4.A2" office:value-type="string">
            <text:p text:style-name="P18">15</text:p>
          </table:table-cell>
          <table:table-cell table:style-name="Таблица4.A2" office:value-type="string">
            <text:p text:style-name="P18">0.84765625</text:p>
          </table:table-cell>
          <table:table-cell table:style-name="Таблица4.E2" office:value-type="string">
            <text:p text:style-name="P19">-<text:span text:style-name="T33">0.325483532099339</text:span></text:p>
          </table:table-cell>
        </table:table-row>
        <table:table-row>
          <table:table-cell table:style-name="Таблица4.A2" office:value-type="string">
            <text:p text:style-name="P16">2</text:p>
          </table:table-cell>
          <table:table-cell table:style-name="Таблица4.A2" office:value-type="string">
            <text:p text:style-name="P18">10<text:span text:style-name="T57">-4</text:span></text:p>
          </table:table-cell>
          <table:table-cell table:style-name="Таблица4.A2" office:value-type="string">
            <text:p text:style-name="P18">33</text:p>
          </table:table-cell>
          <table:table-cell table:style-name="Таблица4.A2" office:value-type="string">
            <text:p text:style-name="P18">0.848449707031250</text:p>
          </table:table-cell>
          <table:table-cell table:style-name="Таблица4.E2" office:value-type="string">
            <text:p text:style-name="P19">-<text:span text:style-name="T33">0.325484442660899</text:span></text:p>
          </table:table-cell>
        </table:table-row>
        <table:table-row>
          <table:table-cell table:style-name="Таблица4.A2" office:value-type="string">
            <text:p text:style-name="P16">3</text:p>
          </table:table-cell>
          <table:table-cell table:style-name="Таблица4.A2" office:value-type="string">
            <text:p text:style-name="P18">10<text:span text:style-name="T57">-6</text:span></text:p>
          </table:table-cell>
          <table:table-cell table:style-name="Таблица4.A2" office:value-type="string">
            <text:p text:style-name="P18">44</text:p>
          </table:table-cell>
          <table:table-cell table:style-name="Таблица4.A2" office:value-type="string">
            <text:p text:style-name="P18">0.848477363586426</text:p>
          </table:table-cell>
          <table:table-cell table:style-name="Таблица4.E2" office:value-type="string">
            <text:p text:style-name="P19">-<text:span text:style-name="T33">0.325484443676166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 style:writing-mode="lr-tb"/>
      <style:text-properties style:font-name="Liberation Serif" fo:font-family="'Liberation Serif'" style:font-family-generic="roman" style:font-pitch="variable" fo:font-size="14pt" fo:language="ru" fo:country="RU" officeooo:rsid="0006a843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4pt" fo:language="ru" fo:country="RU" fo:font-weight="bold" officeooo:rsid="000a085c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7T17:32:53.658000000</meta:creation-date>
    <dc:date>2022-04-19T22:33:27.055000000</dc:date>
    <meta:editing-duration>PT47M10S</meta:editing-duration>
    <meta:editing-cycles>5</meta:editing-cycles>
    <meta:generator>LibreOffice/6.4.2.2$Windows_x86 LibreOffice_project/4e471d8c02c9c90f512f7f9ead8875b57fcb1ec3</meta:generator>
    <meta:document-statistic meta:table-count="4" meta:image-count="1" meta:object-count="12" meta:page-count="4" meta:paragraph-count="126" meta:word-count="451" meta:character-count="3125" meta:non-whitespace-character-count="2485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→</mo>
                <mi mathvariant="italic">min</mi>
              </mrow>
            </mtd>
          </mtr>
          <mtr>
            <mtd>
              <mrow>
                <mi>x</mi>
                <mo stretchy="false">∈</mo>
                <mrow>
                  <mo fence="true" stretchy="false">[</mo>
                  <mrow>
                    <mrow>
                      <mi>a</mi>
                      <mi>,</mi>
                      <mi>b</mi>
                    </mrow>
                  </mrow>
                  <mo fence="true" stretchy="false">]</mo>
                </mrow>
                <mo stretchy="false">⊂</mo>
                <mi>R</mi>
              </mrow>
            </mtd>
          </mtr>
        </mtable>
      </mrow>
    </mrow>
    <annotation encoding="StarMath 5.0">left lbrace stack{f(x) -&gt; min # x in [a, b] subset R}  right none</annotation>
  </semantics>
</math>
</file>

<file path=Object 10/content.xml><?xml version="1.0" encoding="utf-8"?>
<math xmlns="http://www.w3.org/1998/Math/MathML" display="block">
  <semantics>
    <mrow>
      <msub>
        <mi>x</mi>
        <mn>0</mn>
      </msub>
      <mo stretchy="false">∈</mo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x_0 in [ a, b
]</annotation>
  </semantics>
</math>
</file>

<file path=Object 11/content.xml><?xml version="1.0" encoding="utf-8"?>
<math xmlns="http://www.w3.org/1998/Math/MathML" display="block">
  <semantics>
    <mrow>
      <mrow>
        <mo fence="true" stretchy="true">|</mo>
        <mrow>
          <mi mathvariant="normal">Δ</mi>
        </mrow>
        <mo fence="true" stretchy="true">|</mo>
      </mrow>
      <mo stretchy="false">≤</mo>
      <mi>ε</mi>
    </mrow>
    <annotation encoding="StarMath 5.0">abs %DELTA &lt;= %varepsilon </annotation>
  </semantics>
</math>
</file>

<file path=Object 12/content.xml><?xml version="1.0" encoding="utf-8"?>
<math xmlns="http://www.w3.org/1998/Math/MathML" display="block">
  <semantics>
    <mrow>
      <mi mathvariant="normal">Δ</mi>
      <mo stretchy="false">=</mo>
      <mrow>
        <mrow>
          <mo stretchy="false">−</mo>
          <mi mathvariant="normal">Δ</mi>
        </mrow>
        <mo stretchy="false">/</mo>
        <mn>4</mn>
      </mrow>
    </mrow>
    <annotation encoding="StarMath 5.0">%DELTA = -%DELTA/4</annotation>
  </semantics>
</math>
</file>

<file path=Object 2/content.xml><?xml version="1.0" encoding="utf-8"?>
<math xmlns="http://www.w3.org/1998/Math/MathML" display="block">
  <semantics>
    <mrow>
      <mi mathvariant="italic">tg</mi>
      <mrow>
        <mrow>
          <mo fence="true" stretchy="false">(</mo>
          <mrow>
            <mfrac>
              <mrow>
                <mn>2</mn>
                <mrow>
                  <msup>
                    <mi>x</mi>
                    <mn>4</mn>
                  </msup>
                  <mo stretchy="false">−</mo>
                  <mn>5</mn>
                </mrow>
                <mrow>
                  <mi>x</mi>
                  <mo stretchy="false">+</mo>
                  <mn>6</mn>
                </mrow>
              </mrow>
              <mn>8</mn>
            </mfrac>
          </mrow>
          <mo fence="true" stretchy="false">)</mo>
        </mrow>
        <mo stretchy="false">+</mo>
        <mi mathvariant="italic">arctg</mi>
      </mrow>
      <mrow>
        <mo fence="true" stretchy="false">(</mo>
        <mrow>
          <mfrac>
            <mrow>
              <mn>7</mn>
              <mrow>
                <msup>
                  <mi>x</mi>
                  <mn>2</mn>
                </msup>
                <mo stretchy="false">−</mo>
                <mn>11</mn>
              </mrow>
              <mrow>
                <mi>x</mi>
                <mo stretchy="false">+</mo>
                <mn>1</mn>
                <mo stretchy="false">−</mo>
                <msqrt>
                  <mn>2</mn>
                </msqrt>
              </mrow>
            </mrow>
            <mrow>
              <mrow>
                <mo stretchy="false">−</mo>
                <mn>7</mn>
              </mrow>
              <mrow>
                <msup>
                  <mi>x</mi>
                  <mn>2</mn>
                </msup>
                <mo stretchy="false">+</mo>
                <mn>11</mn>
              </mrow>
              <mrow>
                <mi>x</mi>
                <mo stretchy="false">+</mo>
                <msqrt>
                  <mn>2</mn>
                </msqrt>
              </mrow>
            </mrow>
          </mfrac>
        </mrow>
        <mo fence="true" stretchy="false">)</mo>
      </mrow>
    </mrow>
    <annotation encoding="StarMath 5.0">tg( {2x^4-5x+6} over 8  ) + arctg( {7x^2 -11x +1 - sqrt 2} over {-7x^2 + 11x + sqrt2} 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≥</mo>
        <mi>f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f( x_{i+1} ) &gt;= f( x_i )</annotation>
  </semantics>
</math>
</file>

<file path=Object 4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row>
            <mi>α</mi>
            <mi>,</mi>
            <msub>
              <mi>x</mi>
              <mrow>
                <mi>i</mi>
                <mo stretchy="false">+</mo>
                <mn>1</mn>
              </mrow>
            </msub>
          </mrow>
        </mrow>
        <mo fence="true" stretchy="false">]</mo>
      </mrow>
    </mrow>
    <annotation encoding="StarMath 5.0">x  in [%alpha, x_{i+1} ]</annotation>
  </semantics>
</math>
</file>

<file path=Object 5/content.xml><?xml version="1.0" encoding="utf-8"?>
<math xmlns="http://www.w3.org/1998/Math/MathML" display="block">
  <semantics>
    <mrow>
      <msub>
        <mi>f</mi>
        <mrow>
          <mi>i</mi>
          <mo stretchy="false">+</mo>
          <mn>1</mn>
        </mrow>
      </msub>
      <mo stretchy="false">≥</mo>
      <msub>
        <mi>f</mi>
        <mi>i</mi>
      </msub>
    </mrow>
    <annotation encoding="StarMath 5.0">f_{ i+1 } &gt;= f_i</annotation>
  </semantics>
</math>
</file>

<file path=Object 6/content.xml><?xml version="1.0" encoding="utf-8"?>
<math xmlns="http://www.w3.org/1998/Math/MathML" display="block">
  <semantics>
    <mrow>
      <mrow>
        <mi mathvariant="normal">Δ</mi>
        <mo stretchy="false">=</mo>
        <mfrac>
          <mrow>
            <mi>b</mi>
            <mo stretchy="false">−</mo>
            <mi>a</mi>
          </mrow>
          <mn>4</mn>
        </mfrac>
      </mrow>
      <mi>;</mi>
      <mrow>
        <msub>
          <mi>x</mi>
          <mn>0</mn>
        </msub>
        <mo stretchy="false">=</mo>
        <mi>a</mi>
      </mrow>
      <mi>;</mi>
      <mrow>
        <msub>
          <mi>f</mi>
          <mn>0</mn>
        </msub>
        <mo stretchy="false">=</mo>
        <mi>f</mi>
      </mrow>
      <mrow>
        <mo fence="true" stretchy="false">(</mo>
        <mrow>
          <mi>a</mi>
        </mrow>
        <mo fence="true" stretchy="false">)</mo>
      </mrow>
    </mrow>
    <annotation encoding="StarMath 5.0">%DELTA = { b -a } over 4; x_0 = a; f_0 = f( a )
</annotation>
  </semantics>
</math>
</file>

<file path=Object 7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sub>
            <mi>x</mi>
            <mn>0</mn>
          </msub>
          <mo stretchy="false">+</mo>
          <mi mathvariant="normal">Δ</mi>
        </mrow>
      </mrow>
      <mi>;</mi>
      <mrow>
        <msub>
          <mi>f</mi>
          <mn>1</mn>
        </msub>
        <mo stretchy="false">=</mo>
        <mi>f</mi>
      </mrow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x_1 = x_0 + %DELTA ; f_1 = f( x_1 )
</annotation>
  </semantics>
</math>
</file>

<file path=Object 8/content.xml><?xml version="1.0" encoding="utf-8"?>
<math xmlns="http://www.w3.org/1998/Math/MathML" display="block">
  <semantics>
    <mrow>
      <mrow>
        <msub>
          <mi>f</mi>
          <mn>0</mn>
        </msub>
        <mo stretchy="false">&gt;</mo>
        <msub>
          <mi>f</mi>
          <mn>1</mn>
        </msub>
      </mrow>
      <mi mathvariant="normal">:</mi>
    </mrow>
    <annotation encoding="StarMath 5.0">f_0 &gt; f_1:
</annotation>
  </semantics>
</math>
</file>

<file path=Object 9/content.xml><?xml version="1.0" encoding="utf-8"?>
<math xmlns="http://www.w3.org/1998/Math/MathML" display="block">
  <semantics>
    <mrow>
      <mrow>
        <msub>
          <mi>x</mi>
          <mn>0</mn>
        </msub>
        <mo stretchy="false">=</mo>
        <msub>
          <mi>x</mi>
          <mn>1</mn>
        </msub>
      </mrow>
      <mi>;</mi>
      <mrow>
        <msub>
          <mi>f</mi>
          <mn>0</mn>
        </msub>
        <mo stretchy="false">=</mo>
        <msub>
          <mi>f</mi>
          <mn>1</mn>
        </msub>
      </mrow>
    </mrow>
    <annotation encoding="StarMath 5.0">x_0 = x_1; f_0 = f_1
</annotation>
  </semantics>
</math>
</file>